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0580000001FF4DBFF4432E2ED5C.png" manifest:media-type="image/png"/>
  <manifest:file-entry manifest:full-path="Pictures/100000010000070400000116F1CA05D8916929A3.png" manifest:media-type="image/png"/>
  <manifest:file-entry manifest:full-path="Pictures/100010580000879200001508D21A14F0A9096EB5.svg" manifest:media-type="image/svg+xml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swiss" style:font-pitch="variable"/>
    <style:font-face style:name="Times New Roman1" svg:font-family="'Times New Roman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BrightBlue-title">
      <style:graphic-properties fo:min-height="2.6cm" loext:decorative="false"/>
      <style:paragraph-properties style:writing-mode="lr-tb"/>
    </style:style>
    <style:style style:name="pr2" style:family="presentation" style:parent-style-name="BrightBlue-subtitle">
      <style:graphic-properties draw:fill-color="#ffffff" fo:min-height="9.134cm" loext:decorative="false"/>
      <style:paragraph-properties style:writing-mode="lr-tb"/>
    </style:style>
    <style:style style:name="pr3" style:family="presentation" style:parent-style-name="BrightBlue-notes">
      <style:graphic-properties draw:fill-color="#ffffff" draw:auto-grow-height="true" fo:min-height="13.364cm" loext:decorative="false"/>
      <style:paragraph-properties style:writing-mode="lr-tb"/>
    </style:style>
    <style:style style:name="pr4" style:family="presentation" style:parent-style-name="BrightBlue-outline1">
      <style:graphic-properties fo:min-height="8.884cm" loext:decorative="false"/>
      <style:paragraph-properties style:writing-mode="lr-tb"/>
    </style:style>
    <style:style style:name="pr5" style:family="presentation" style:parent-style-name="BrightBlue-notes">
      <style:graphic-properties draw:fill-color="#ffffff" fo:min-height="14cm" loext:decorative="false"/>
      <style:paragraph-properties style:writing-mode="lr-tb"/>
    </style:style>
    <style:style style:name="pr6" style:family="presentation" style:parent-style-name="BrightBlue-title">
      <style:graphic-properties fo:min-height="2.813cm" loext:decorative="false"/>
      <style:paragraph-properties style:writing-mode="lr-tb"/>
    </style:style>
    <style:style style:name="pr7" style:family="presentation" style:parent-style-name="BrightBlue-title">
      <style:graphic-properties fo:min-height="4.219cm" loext:decorative="false"/>
      <style:paragraph-properties style:writing-mode="lr-tb"/>
    </style:style>
    <style:style style:name="pr8" style:family="presentation" style:parent-style-name="BrightBlue-title">
      <style:graphic-properties fo:min-height="3.304cm" loext:decorative="false"/>
      <style:paragraph-properties style:writing-mode="lr-tb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loext:graphic-properties draw:fill-color="#ffffff"/>
    </style:style>
    <style:style style:name="P3" style:family="paragraph">
      <style:text-properties style:font-size-asian="11.1999998092651pt" style:font-size-complex="11.1999998092651pt"/>
    </style:style>
    <style:style style:name="P4" style:family="paragraph">
      <style:paragraph-properties fo:text-align="start"/>
      <style:text-properties style:font-size-asian="11.1999998092651pt" style:font-size-complex="11.1999998092651pt"/>
    </style:style>
    <style:style style:name="P5" style:family="paragraph">
      <style:text-properties fo:font-size="11.1999998092651pt" style:font-size-asian="11.1999998092651pt" style:font-size-complex="11.1999998092651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margin-left="0cm" fo:margin-right="0cm" fo:margin-top="0cm" fo:margin-bottom="0.405cm" fo:text-indent="0cm"/>
    </style:style>
    <style:style style:name="P8" style:family="paragraph">
      <style:text-properties fo:font-size="26pt" style:font-size-asian="26pt" style:font-size-complex="26pt"/>
    </style:style>
    <style:style style:name="P9" style:family="paragraph">
      <style:text-properties fo:font-size="28pt" style:font-size-asian="28pt" style:font-size-complex="2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1.1999998092651pt" style:font-size-asian="11.1999998092651pt" style:font-size-complex="11.1999998092651pt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style:use-window-font-color="true" loext:opacity="0%" style:text-outline="false" style:text-line-through-style="none" style:text-line-through-type="none" style:font-name="Liberation Sans1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style:use-window-font-color="true" loext:opacity="0%" style:text-outline="false" style:text-line-through-style="none" style:text-line-through-type="none" style:font-name="Liberation Sans1" fo:font-size="26pt" fo:font-style="normal" fo:text-shadow="none" style:text-underline-style="none" fo:font-weight="normal" style:letter-kerning="true" style:font-style-asian="normal" style:font-weight-asian="normal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use-window-font-color="true" loext:opacity="0%" style:text-outline="false" style:text-line-through-style="none" style:text-line-through-type="none" style:font-name="Liberation Sans1" fo:font-size="26pt" fo:font-style="italic" fo:text-shadow="none" style:text-underline-style="none" fo:font-weight="bold" style:letter-kerning="true" style:font-style-asian="italic" style:font-weight-asian="bold" style:font-style-complex="italic" style:font-weight-complex="bold" style:text-emphasize="none" style:font-relief="none" style:text-overline-style="none" style:text-overline-color="font-color"/>
    </style:style>
    <style:style style:name="T9" style:family="text">
      <style:text-properties fo:font-size="26pt" style:font-size-asian="26pt" style:font-size-complex="26pt"/>
    </style:style>
    <style:style style:name="T10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1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12" style:family="text">
      <style:text-properties fo:font-size="28pt" style:font-size-asian="28pt" style:font-size-complex="28pt"/>
    </style:style>
    <style:style style:name="T13" style:family="text">
      <style:text-properties fo:font-style="normal" fo:font-weight="bold" style:font-style-asian="normal" style:font-weight-asian="bold" style:font-style-complex="normal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text-style-name="P1" draw:layer="layout" svg:width="19.5cm" svg:height="2.6cm" svg:x="1.4cm" svg:y="0.6cm" presentation:class="title" presentation:user-transformed="true">
          <draw:text-box>
            <text:p><text:span text:style-name="T1">2Gather</text:span></text:p>
          </draw:text-box>
        </draw:frame>
        <draw:frame presentation:style-name="pr2" draw:text-style-name="P2" draw:layer="layout" svg:width="25.2cm" svg:height="9.134cm" svg:x="1.4cm" svg:y="3.8cm" presentation:class="subtitle">
          <draw:text-box>
            <text:p>Can I Trust This Software?</text:p>
            <text:p/>
            <text:p><text:span text:style-name="T2">A democratic, decentralized guide to </text:span><text:span text:style-name="T2"><text:line-break/></text:span><text:span text:style-name="T2">evaluating the trustworthiness of any software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Can I Trust This Software?</text:p>
          </draw:text-box>
        </draw:frame>
        <draw:frame presentation:style-name="pr4" draw:text-style-name="P5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list>
                  <text:list-item>
                    <text:p text:style-name="P3"><text:span text:style-name="T3">Is This Software What I Think It Is?</text:span></text:p>
                  </text:list-item>
                  <text:list-item>
                    <text:p text:style-name="P3"><text:span text:style-name="T3">Can I Trust The People Who Created It?</text:span></text:p>
                  </text:list-item>
                  <text:list-item>
                    <text:p text:style-name="P3"><text:span text:style-name="T3">Does It Really Do What It Claims To?</text:span></text:p>
                  </text:list-item>
                  <text:list-item>
                    <text:p text:style-name="P3"><text:span text:style-name="T3">Does It Do Anything Else I Don’t Want It To?</text:span></text:p>
                  </text:list-item>
                  <text:list-item>
                    <text:p text:style-name="P3"><text:span text:style-name="T3">Has It Been Hacked?</text:span></text:p>
                  </text:list-item>
                  <text:list-item>
                    <text:p text:style-name="P3"><text:span text:style-name="T3">If I Start Using This Software Could I Get Screwed Later?</text:span></text:p>
                  </text:list-item>
                  <text:list-item>
                    <text:p text:style-name="P3"><text:span text:style-name="T3">Will It Continue To Grow and Improve?</text:span></text:p>
                  </text:list-item>
                  <text:list-item>
                    <text:p text:style-name="P3"><text:span text:style-name="T3">Can My Data Be Abused? Can My Use Be Surveilled?</text:span></text:p>
                  </text:list-item>
                  <text:list-item>
                    <text:p text:style-name="P3"><text:span text:style-name="T3">Is It Clear Which Human Is Responsible for Each Piece of Data or Post?</text:span></text:p>
                  </text:list-item>
                  <text:list-item>
                    <text:p text:style-name="P3"><text:span text:style-name="T3">Is The Software Controlled By Its Users? </text:span></text:p>
                  </text:list-item>
                  <text:list-item>
                    <text:p text:style-name="P3"><text:span text:style-name="T3">Can Users Collaborate Together Safely?</text:span></text:p>
                  </text:list-item>
                  <text:list-item>
                    <text:p text:style-name="P4"><text:span text:style-name="T3">Are There Democratic Mechanisms To Uphold and Protect Civil Rights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Is This Software What I Think It Is?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3">
              <text:list-item>
                <text:p>Is the software 100% open source so that programmers can see, evaluate and contribute to its code? <text:span text:style-name="T4">Mandatory</text:span></text:p>
              </text:list-item>
              <text:list-item>
                <text:p>Is it used and trusted by a wide range of different people/groups? <text:span text:style-name="T4">Desirable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6" draw:layer="layout" svg:width="19.5cm" svg:height="2.813cm" svg:x="1.4cm" svg:y="0.494cm" presentation:class="title" presentation:user-transformed="true">
          <draw:text-box>
            <text:p>Can I Trust The People Who Created It?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3">
              <text:list-item>
                <text:p>Has it been developed by a number of people from different organizations? <text:span text:style-name="T4">Desirable</text:span></text:p>
              </text:list-item>
              <text:list-item>
                <text:p><text:span text:style-name="T5">Is there a clear roadmap for future development? </text:span><text:span text:style-name="T4">Desirable</text:span></text:p>
              </text:list-item>
              <text:list-item>
                <text:p>Is the project open to contributions from outside the core team? <text:span text:style-name="T4">Mandatory</text:span></text:p>
              </text:list-item>
              <text:list-item>
                <text:p>Are there ways to provide feedback on bugs and feature requests and are they addressed over time? <text:span text:style-name="T4">Mandatory</text:span></text:p>
              </text:list-item>
              <text:list-item>
                <text:p><text:span text:style-name="T5">Is there a code of conduct for contributors? </text:span><text:span text:style-name="T4">Desirable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6" draw:layer="layout" svg:width="19.5cm" svg:height="2.813cm" svg:x="1.4cm" svg:y="0.494cm" presentation:class="title" presentation:user-transformed="true">
          <draw:text-box>
            <text:p>Does It Really Do What It Claims To?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3">
              <text:list-item>
                <text:p text:style-name="P7">Is it well documented and described in clear language? <text:span text:style-name="T4">Mandatory</text:span></text:p>
              </text:list-item>
              <text:list-item>
                <text:p text:style-name="P7">Has the software been reviewed, audited or endorsed by trustworthy third parties? <text:span text:style-name="T4">Mandatory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office:forms form:automatic-focus="false" form:apply-design-mode="false"/>
        <draw:frame presentation:style-name="pr6" draw:layer="layout" svg:width="19.5cm" svg:height="2.813cm" svg:x="1.4cm" svg:y="0.494cm" presentation:class="title" presentation:user-transformed="true">
          <draw:text-box>
            <text:p>Does It Do Anything Else I Don’t Want It To?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3">
              <text:list-item>
                <text:p>Has the software passed a security audit by a trustworthy independent security firm? <text:span text:style-name="T4">Mandatory</text:span></text:p>
              </text:list-item>
              <text:list-item>
                <text:p><text:span text:style-name="T6">Is the software re-audited periodically? </text:span><text:span text:style-name="T4">Desirable</text:span></text:p>
              </text:list-item>
              <text:list-item>
                <text:p><text:span text:style-name="T7">Are there a lot of people using it to identify anything strange? </text:span><text:span text:style-name="T4">Desirable</text:span></text:p>
              </text:list-item>
              <text:list-item>
                <text:p><text:span text:style-name="T7">Are there a lot of different developers involved from different organizations? </text:span><text:span text:style-name="T4">Desirable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Has It Been Hacked?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3">
              <text:list-item>
                <text:p><text:span text:style-name="T5">Can I verify the digital signature of the software I have installed against the signature reported on a secure website controlled by the core developers? </text:span><text:span text:style-name="T8">Mandatory</text:span></text:p>
              </text:list-item>
              <text:list-item>
                <text:p><text:span text:style-name="T5">Is it built in such a way that it supports “reproducible builds” so that the integrity of each version can be evaluated? </text:span><text:span text:style-name="T4">Desirable</text:span></text:p>
              </text:list-item>
              <text:list-item>
                <text:p text:style-name="P7"><text:span text:style-name="T7">Are there a lot of people using it to identify anything strange? </text:span><text:span text:style-name="T4">Desirable</text:span></text:p>
              </text:list-item>
              <text:list-item>
                <text:p><text:span text:style-name="T7">Are there a lot of different developers involved from different organizations? </text:span><text:span text:style-name="T4">Desirable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>
        <office:forms form:automatic-focus="false" form:apply-design-mode="false"/>
        <draw:frame presentation:style-name="pr6" draw:layer="layout" svg:width="19.5cm" svg:height="2.813cm" svg:x="1.4cm" svg:y="0.494cm" presentation:class="title" presentation:user-transformed="true">
          <draw:text-box>
            <text:p>If I Start Using This Software Could I Get Screwed Later?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3">
              <text:list-item>
                <text:p>Is it open source? <text:span text:style-name="T4">Mandatory</text:span></text:p>
              </text:list-item>
              <text:list-item>
                <text:p>Is the open source library “copy-left” so that anyone who builds off of it has to make their improvements available to everyone? <text:span text:style-name="T4">Mandatory</text:span></text:p>
              </text:list-item>
              <text:list-item>
                <text:p text:style-name="P7"><text:span text:style-name="T7">Are there a lot of people using regularly? </text:span><text:span text:style-name="T4">Desirable</text:span></text:p>
              </text:list-item>
              <text:list-item>
                <text:p><text:span text:style-name="T7">Are there a lot of different developers involved from different organizations? </text:span><text:span text:style-name="T4">Desirable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2T1">
        <office:forms form:automatic-focus="false" form:apply-design-mode="false"/>
        <draw:frame presentation:style-name="pr6" draw:layer="layout" svg:width="19.5cm" svg:height="2.813cm" svg:x="1.4cm" svg:y="0.494cm" presentation:class="title" presentation:user-transformed="true">
          <draw:text-box>
            <text:p>Will It Continue To Grow and Improve?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3">
              <text:list-item>
                <text:p text:style-name="P7"><text:span text:style-name="T6">Are there ways to provide feedback on bugs and feature requests and are they addressed over time?</text:span><text:span text:style-name="T4"> Mandatory</text:span></text:p>
              </text:list-item>
              <text:list-item>
                <text:p text:style-name="P7"><text:span text:style-name="T6">Does the software have a way to sustainably finance its continued development through fair and reasonable usage fees? </text:span><text:span text:style-name="T4">Mandatory</text:span></text:p>
              </text:list-item>
              <text:list-item>
                <text:p><text:span text:style-name="T6">Is there a built-in mechanism that ensures people cannot use it without contributing their fair share? </text:span><text:span text:style-name="T4">Mandatory</text:span></text:p>
              </text:list-item>
              <text:list-item>
                <text:p><text:span text:style-name="T7">Is there a clear roadmap for future development? </text:span><text:span text:style-name="T4">Desirable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2T1">
        <office:forms form:automatic-focus="false" form:apply-design-mode="false"/>
        <draw:frame presentation:style-name="pr6" draw:layer="layout" svg:width="19.5cm" svg:height="2.813cm" svg:x="1.4cm" svg:y="0.494cm" presentation:class="title" presentation:user-transformed="true">
          <draw:text-box>
            <text:p>Can My Data Be Abused? Can My Use Be Surveilled?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3">
              <text:list-item>
                <text:p>Are there ways for you to permanently delete your data if you want to? <text:span text:style-name="T4">Mandatory</text:span></text:p>
              </text:list-item>
              <text:list-item>
                <text:p><text:span text:style-name="T6">If you do not delete or modify your data, can it be deleted or modified by anyone else without your consent?</text:span><text:span text:style-name="T4"> Mandatory</text:span></text:p>
              </text:list-item>
              <text:list-item>
                <text:p><text:span text:style-name="T6">No one other than the directly relevant users of the app ever have access to data. For example, no “administrators” or developers can ever access that data. </text:span><text:span text:style-name="T4">Mandatory</text:span></text:p>
              </text:list-item>
              <text:list-item>
                <text:p><text:span text:style-name="T6">Does the software support strong “end-to-end” encryption for messages and posts? </text:span><text:span text:style-name="T4">Mandatory</text:span></text:p>
              </text:list-item>
              <text:list-item>
                <text:p><text:span text:style-name="T6">Does the software provide guarantees about how your data will be shared and the ability to customize your settings? </text:span><text:span text:style-name="T4">Mandatory</text:span></text:p>
              </text:list-item>
              <text:list-item>
                <text:p><text:span text:style-name="T6">Is the software 100% open source so that these guarantees can be evaluated? </text:span><text:span text:style-name="T4">Mandatory</text:span></text:p>
              </text:list-item>
              <text:list-item>
                <text:p><text:span text:style-name="T6">Has the software passed a data safety audit?</text:span><text:span text:style-name="T4"> Desirable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2T1">
        <office:forms form:automatic-focus="false" form:apply-design-mode="false"/>
        <draw:frame presentation:style-name="pr6" draw:layer="layout" svg:width="19.5cm" svg:height="2.813cm" svg:x="1.4cm" svg:y="0.494cm" presentation:class="title" presentation:user-transformed="true">
          <draw:text-box>
            <text:p>Can My Data Be Abused? Can My Use Be Surveilled?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3">
              <text:list-item>
                <text:p>Are there ways for you to permanently delete your data if you want to? <text:span text:style-name="T4">Mandatory</text:span></text:p>
              </text:list-item>
              <text:list-item>
                <text:p><text:span text:style-name="T6">If you do not delete or modify your data, can it be deleted or modified by anyone else without your consent?</text:span><text:span text:style-name="T4"> Mandatory</text:span></text:p>
              </text:list-item>
              <text:list-item>
                <text:p><text:span text:style-name="T6">No one other than the directly relevant users of the app ever have access to data. For example, no “administrators” or developers can ever access that data. </text:span><text:span text:style-name="T4">Mandatory</text:span></text:p>
              </text:list-item>
              <text:list-item>
                <text:p><text:span text:style-name="T6">Does the software support strong “end-to-end” encryption for messages and posts? </text:span><text:span text:style-name="T4">Mandatory</text:span></text:p>
              </text:list-item>
              <text:list-item>
                <text:p><text:span text:style-name="T6">Does the software provide guarantees about how your data will be shared and the ability to customize your settings? </text:span><text:span text:style-name="T4">Mandatory</text:span></text:p>
              </text:list-item>
              <text:list-item>
                <text:p><text:span text:style-name="T6">Is the software 100% open source so that these guarantees can be evaluated? </text:span><text:span text:style-name="T4">Mandatory</text:span></text:p>
              </text:list-item>
              <text:list-item>
                <text:p><text:span text:style-name="T6">Has the software passed a data safety audit?</text:span><text:span text:style-name="T4"> Desirable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11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BrightBlue" presentation:presentation-page-layout-name="AL2T1">
        <office:forms form:automatic-focus="false" form:apply-design-mode="false"/>
        <draw:frame presentation:style-name="pr7" draw:text-style-name="P8" draw:layer="layout" svg:width="19.5cm" svg:height="4.219cm" svg:x="1.4cm" svg:y="-0.209cm" presentation:class="title" presentation:user-transformed="true">
          <draw:text-box>
            <text:p text:style-name="P8"><text:span text:style-name="T9">Is It Clear Which Human Is Responsible for Each Piece of Data or Post?</text:span>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3">
              <text:list-item>
                <text:p>Can every piece of data or post on the system be traced to a specific action of an individual human being? <text:span text:style-name="T4">Mandatory</text:span></text:p>
              </text:list-item>
              <text:list-item>
                <text:p><text:span text:style-name="T6">Is this data provenance unforgeable and permanently preserved? </text:span><text:span text:style-name="T4">Mandatory</text:span></text:p>
              </text:list-item>
              <text:list-item>
                <text:p><text:span text:style-name="T10">Can every user of the system easily determine this data provenance for themselves, without outside assistance? </text:span><text:span text:style-name="T11">Mandatory</text:span></text:p>
                <text:p/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12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BrightBlue" presentation:presentation-page-layout-name="AL2T1">
        <office:forms form:automatic-focus="false" form:apply-design-mode="false"/>
        <draw:frame presentation:style-name="pr6" draw:layer="layout" svg:width="19.5cm" svg:height="2.813cm" svg:x="1.4cm" svg:y="0.494cm" presentation:class="title" presentation:user-transformed="true">
          <draw:text-box>
            <text:p>Is The Software Controlled By Its Users?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3">
              <text:list-item>
                <text:p>Are there a clear and openly accessible bylaws for the oversight and development of the software? <text:span text:style-name="T4">Mandatory</text:span></text:p>
              </text:list-item>
              <text:list-item>
                <text:p>Is the control of the software 100% in the hands of its users through an enforceable process of direct democracy? <text:span text:style-name="T4">Mandatory</text:span></text:p>
              </text:list-item>
              <text:list-item>
                <text:p>Is it legally impossible for the organization that manages the software to be sold to private party? <text:span text:style-name="T4">Mandatory</text:span></text:p>
              </text:list-item>
              <text:list-item>
                <text:p><text:span text:style-name="T6">Is it legally impossible for the oversight of the software to be taken out of the hands of its user base? </text:span><text:span text:style-name="T4">Mandatory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BrightBlue" presentation:presentation-page-layout-name="AL2T1">
        <office:forms form:automatic-focus="false" form:apply-design-mode="false"/>
        <draw:frame presentation:style-name="pr6" draw:layer="layout" svg:width="19.5cm" svg:height="2.813cm" svg:x="1.4cm" svg:y="0.494cm" presentation:class="title" presentation:user-transformed="true">
          <draw:text-box>
            <text:p>Can Users Collaborate Together Safely?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3">
              <text:list-item>
                <text:p>Can users collaborate without surveillance or interference by anyone, including the developers of the software? <text:span text:style-name="T4">Mandatory</text:span></text:p>
              </text:list-item>
              <text:list-item>
                <text:p><text:span text:style-name="T6">Are there mechanisms for users to productively and safely explore similarities and differences of experience of perspective within and across groups? </text:span><text:span text:style-name="T4">Desirable</text:span></text:p>
              </text:list-item>
              <text:list-item>
                <text:p><text:span text:style-name="T6">Are there effective and enjoyable tools for deliberative decision-making? </text:span><text:span text:style-name="T4">Desirable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BrightBlue" presentation:presentation-page-layout-name="AL2T1">
        <office:forms form:automatic-focus="false" form:apply-design-mode="false"/>
        <draw:frame presentation:style-name="pr8" draw:text-style-name="P9" draw:layer="layout" svg:width="19.5cm" svg:height="3.304cm" svg:x="1.4cm" svg:y="0.249cm" presentation:class="title" presentation:user-transformed="true">
          <draw:text-box>
            <text:p><text:span text:style-name="T12">Are There Democratic Mechanisms To Uphold and Protect Civil Rights?</text:span>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3">
              <text:list-item>
                <text:p>Does the software have in-built democratically enforced safeguard that allow users to uphold and protect civil rights? <text:span text:style-name="T4">Mandatory</text:span></text:p>
              </text:list-item>
              <text:list-item>
                <text:p><text:span text:style-name="T6">Do individual users and groups of users have the ability to curate, moderate and filter their own spaces, feeds, etc.? </text:span><text:span text:style-name="T4">Mandatory</text:span></text:p>
              </text:list-item>
              <text:list-item>
                <text:p>Does it articulate and explain what it can and should be used for and how that is intrinsically enforced? <text:span text:style-name="T4">Mandatory</text:span></text:p>
              </text:list-item>
              <text:list-item>
                <text:p><text:span text:style-name="T6">Is it possible to freely use the software for all other purposes as directed by its individual users?</text:span><text:span text:style-name="T4"> Mandatory</text:span></text:p>
              </text:list-item>
              <text:list-item>
                <text:p><text:span text:style-name="T6">Are there democratic and representative processes for addressing alleged harms on the platform (e.g. user juries)? </text:span><text:span text:style-name="T13">Desirable</text:span></text:p>
              </text:list-item>
              <text:list-item>
                <text:p><text:span text:style-name="T6">Are there specific time-limits and review processes for decisions made by user juries? </text:span><text:span text:style-name="T4">Desirable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swiss" style:font-pitch="variable"/>
    <style:font-face style:name="Times New Roman1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false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loext:opacity="100%" style:text-outline="false" style:text-line-through-style="none" style:text-line-through-type="none" style:font-name="Liberation Sans1" fo:font-family="'Liberation Sans'" style:font-family-generic="swiss" style:font-pitch="variable" fo:font-size="35.700000762939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 loext:decorative="false"/>
      <style:paragraph-properties style:writing-mode="lr-tb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 draw:mime-type="image/svg+xml">
          <text:p/>
        </draw:image>
        <draw:image xlink:href="Pictures/100000010000070400000116F1CA05D8916929A3.png" xlink:type="simple" xlink:show="embed" xlink:actuate="onLoad" draw:mime-type="image/png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(c) by 2Gather, 2023 <text:s text:c="23"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4" draw:text-style-name="MP5" draw:layer="backgroundobjects" svg:width="1.684cm" svg:height="0.593cm" svg:x="14.986cm" svg:y="14.393cm">
        <draw:image xlink:href="Pictures/10000001000000580000001FF4DBFF4432E2ED5C.png" xlink:type="simple" xlink:show="embed" xlink:actuate="onLoad" draw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12-06T19:15:26.196645728</meta:creation-date>
    <meta:editing-duration>PT3H28M</meta:editing-duration>
    <meta:editing-cycles>21</meta:editing-cycles>
    <meta:generator>LibreOffice/7.6.2.1$Linux_X86_64 LibreOffice_project/60$Build-1</meta:generator>
    <dc:title>Bright Blue</dc:title>
    <dc:date>2023-11-19T13:34:14.402090579</dc:date>
    <meta:document-statistic meta:object-count="83"/>
  </office:meta>
</office:document-meta>
</file>